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-title">
      <style:graphic-properties draw:auto-grow-height="true" fo:min-height="2.849cm"/>
    </style:style>
    <style:style style:name="pr3" style:family="presentation" style:parent-style-name="freeipa_5f_upstream_5f_slide-outline1">
      <style:graphic-properties draw:auto-grow-height="true" fo:min-height="13.86cm"/>
    </style:style>
    <style:style style:name="pr4" style:family="presentation" style:parent-style-name="freeipa_5f_upstream_5f_slide-notes">
      <style:graphic-properties draw:fill-color="#ffffff" draw:auto-grow-height="true" fo:min-height="12.572cm"/>
    </style:style>
    <style:style style:name="pr5" style:family="presentation" style:parent-style-name="freeipa_5f_upstream_5f_slide-title">
      <style:graphic-properties draw:auto-grow-height="true" fo:min-height="2.464cm"/>
    </style:style>
    <style:style style:name="pr6" style:family="presentation" style:parent-style-name="freeipa_5f_upstream_5f_slide-outline1">
      <style:graphic-properties fo:min-height="12.18cm"/>
    </style:style>
    <style:style style:name="pr7" style:family="presentation" style:parent-style-name="freeipa_5f_upstream_5f_slide-title">
      <style:graphic-properties fo:min-height="1.809cm"/>
    </style:style>
    <style:style style:name="pr8" style:family="presentation" style:parent-style-name="freeipa_5f_upstream_5f_slide-outline1">
      <style:graphic-properties draw:auto-grow-height="true" fo:min-height="12.18cm"/>
    </style:style>
    <style:style style:name="pr9" style:family="presentation" style:parent-style-name="freeipa_5f_upstream_5f_slide-outline1">
      <style:graphic-properties draw:auto-grow-height="true" fo:min-height="12.425cm"/>
    </style:style>
    <style:style style:name="P1" style:family="paragraph">
      <style:paragraph-properties fo:margin-left="0cm" fo:margin-right="0cm" fo:line-height="150%" fo:text-align="start" fo:text-indent="0cm"/>
      <style:text-properties fo:color="#004586"/>
    </style:style>
    <style:style style:name="P2" style:family="paragraph">
      <style:paragraph-properties fo:margin-left="0cm" fo:margin-right="0cm" fo:line-height="150%" fo:text-align="start" fo:text-indent="0cm"/>
      <style:text-properties fo:color="#004586" fo:font-size="18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color="#004586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Courier" style:font-family-generic="modern" style:font-pitch="fixed" fo:font-size="28pt" style:font-size-asian="28pt" style:font-size-complex="28pt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Courier" style:font-family-generic="modern" style:font-pitch="fixed" fo:font-size="26pt" style:font-size-asian="26pt" style:font-size-complex="26pt"/>
    </style:style>
    <style:style style:name="T10" style:family="text">
      <style:text-properties fo:font-family="Courier" style:font-family-generic="modern" style:font-pitch="fixed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family="Courier" style:font-family-generic="modern" style:font-pitch="fixed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2" draw:layer="layout" svg:width="23.161cm" svg:height="9.06cm" svg:x="3.18cm" svg:y="5.038cm">
          <draw:text-box>
            <text:p text:style-name="P1"><text:span text:style-name="T1">SSH Public Keys in FreeIPA</text:span></text:p>
            <text:p text:style-name="P1"><text:span text:style-name="T2"/></text:p>
            <text:p text:style-name="P1"><text:span text:style-name="T2"/></text:p>
            <text:p text:style-name="P1"><text:span text:style-name="T2">Jan Cholasta</text:span></text:p>
            <text:p text:style-name="P1"><text:span text:style-name="T3">01-15-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" presentation:presentation-page-layout-name="AL1T1">
        <office:forms form:automatic-focus="false" form:apply-design-mode="false"/>
        <draw:frame presentation:style-name="pr2" draw:layer="layout" svg:width="23.495cm" svg:height="2.849cm" svg:x="3.104cm" svg:y="0.509cm" presentation:class="title" presentation:user-transformed="true">
          <draw:text-box>
            <text:p>Introduction to SSH public key management (1)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ublic key cryptography in SSH:</text:span></text:p>
                <text:list>
                  <text:list-item>
                    <text:p><text:span text:style-name="T4">Is used to authenticate hosts (by SSH client)</text:span></text:p>
                  </text:list-item>
                  <text:list-item>
                    <text:p><text:span text:style-name="T4">Can be used to authenticate users (by SSH server)</text:span></text:p>
                  </text:list-item>
                </text:list>
              </text:list-item>
              <text:list-item>
                <text:p><text:span text:style-name="T4">Therefore:</text:span></text:p>
                <text:list>
                  <text:list-item>
                    <text:p><text:span text:style-name="T4">Host public keys must be available to SSH clients</text:span></text:p>
                  </text:list-item>
                  <text:list-item>
                    <text:p><text:span text:style-name="T4">User public keys must be available to SSH servers</text:span></text:p>
                  </text:list-item>
                </text:list>
              </text:list-item>
              <text:list-item>
                <text:p><text:span text:style-name="T4">How to manage these public keys?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" presentation:presentation-page-layout-name="AL1T1">
        <office:forms form:automatic-focus="false" form:apply-design-mode="false"/>
        <draw:frame presentation:style-name="pr5" draw:layer="layout" svg:width="23.63cm" svg:height="2.845cm" svg:x="3.094cm" svg:y="0.338cm" presentation:class="title">
          <draw:text-box>
            <text:p>Introduction to SSH public key management (2)</text:p>
          </draw:text-box>
        </draw:frame>
        <draw:frame presentation:style-name="pr6" draw:layer="layout" svg:width="25.199cm" svg:height="13.619cm" svg:x="1.4cm" svg:y="4.914cm" presentation:class="outline" presentation:user-transformed="true">
          <draw:text-box>
            <text:list text:style-name="L2">
              <text:list-item>
                <text:p><text:span text:style-name="T4">Usually, public keys are stored in OpenSSH-style files</text:span></text:p>
                <text:list>
                  <text:list-item>
                    <text:p><text:span text:style-name="T4">Host public keys are in </text:span><text:span text:style-name="T5">known_hosts</text:span><text:span text:style-name="T4"> files (global or per-user)</text:span></text:p>
                  </text:list-item>
                  <text:list-item>
                    <text:p><text:span text:style-name="T4">User public keys are in </text:span><text:span text:style-name="T5">authorized_keys</text:span><text:span text:style-name="T4"> file (per-user)</text:span></text:p>
                  </text:list-item>
                </text:list>
              </text:list-item>
              <text:list-item>
                <text:p><text:span text:style-name="T4">Public keys are managed by manipulating these files on each system</text:span></text:p>
                <text:list>
                  <text:list-item>
                    <text:p><text:span text:style-name="T4">Manually editing them by the administrator or user</text:span></text:p>
                  </text:list-item>
                  <text:list-item>
                    <text:p><text:span text:style-name="T4">Automatically generating them by some tool</text:span></text:p>
                  </text:list-item>
                  <text:list-item>
                    <text:p><text:span text:style-name="T4">Distributing them from a central 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" presentation:presentation-page-layout-name="AL1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Motiv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nipulating files</text:p>
                <text:list>
                  <text:list-item>
                    <text:p>Might not scale well for a large set of systems</text:p>
                  </text:list-item>
                  <text:list-item>
                    <text:p>There might be issues when the server / central location is offline</text:p>
                  </text:list-item>
                </text:list>
              </text:list-item>
              <text:list-item>
                <text:p>Store SSH public keys in FreeIPA and use SSSD to provide them to SSH client and server software</text:p>
                <text:list>
                  <text:list-item>
                    <text:p>SSSD requests public keys of a host / user on demand</text:p>
                  </text:list-item>
                  <text:list-item>
                    <text:p>SSSD caches public keys for offline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" presentation:presentation-page-layout-name="AL1T1">
        <office:forms form:automatic-focus="false" form:apply-design-mode="false"/>
        <draw:frame presentation:style-name="pr7" draw:layer="layout" svg:width="23.546cm" svg:height="1.809cm" svg:x="3.053cm" svg:y="0.837cm" presentation:class="title" presentation:user-transformed="true">
          <draw:text-box>
            <text:p>FreeIPA SSH LDAP schema</text:p>
          </draw:text-box>
        </draw:frame>
        <draw:frame presentation:style-name="pr8" draw:layer="layout" svg:width="25.199cm" svg:height="14.19cm" svg:x="1.399cm" svg:y="4.316cm" presentation:class="outline" presentation:user-transformed="true">
          <draw:text-box>
            <text:list text:style-name="L2">
              <text:list-item>
                <text:p>Attribute <text:span text:style-name="T6">ipaSshPubKey</text:span></text:p>
                <text:list>
                  <text:list-item>
                    <text:p>Contains public keys in OpenSSH format</text:p>
                  </text:list-item>
                </text:list>
              </text:list-item>
              <text:list-item>
                <text:p>Abstract object class <text:span text:style-name="T6">ipaSshGroupOfPubKeys</text:span></text:p>
                <text:list>
                  <text:list-item>
                    <text:p>Base object class of containers of public keys</text:p>
                  </text:list-item>
                </text:list>
              </text:list-item>
              <text:list-item>
                <text:p>Auxiliary object class <text:span text:style-name="T6">ipaSshUser</text:span></text:p>
                <text:list>
                  <text:list-item>
                    <text:p>Container of user public keys</text:p>
                  </text:list-item>
                </text:list>
              </text:list-item>
              <text:list-item>
                <text:p>Auxiliary object class <text:span text:style-name="T6">ipaSshHost</text:span></text:p>
                <text:list>
                  <text:list-item>
                    <text:p>Container of host public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" presentation:presentation-page-layout-name="AL1T1">
        <draw:frame presentation:style-name="pr5" draw:layer="layout" svg:width="23.63cm" svg:height="2.464cm" svg:x="3.094cm" svg:y="0.528cm" presentation:class="title">
          <draw:text-box>
            <text:p>FreeIPA installer</text:p>
          </draw:text-box>
        </draw:frame>
        <draw:frame presentation:style-name="pr6" draw:text-style-name="P5" draw:layer="layout" svg:width="25.199cm" svg:height="14.355cm" svg:x="1.4cm" svg:y="4.914cm" presentation:class="outline" presentation:user-transformed="true">
          <draw:text-box>
            <text:list text:style-name="L2">
              <text:list-item>
                <text:p><text:span text:style-name="T4">Tools </text:span><text:span text:style-name="T5">ipa-server-install</text:span><text:span text:style-name="T4"> and </text:span><text:span text:style-name="T5">ipa-client-install</text:span><text:span text:style-name="T7">:</text:span></text:p>
                <text:list>
                  <text:list-item>
                    <text:p><text:span text:style-name="T8">Enable OpenSSH integration in SSSD</text:span></text:p>
                  </text:list-item>
                  <text:list-item>
                    <text:p><text:span text:style-name="T8">Configure OpenSSH (both </text:span><text:span text:style-name="T9">ssh</text:span><text:span text:style-name="T8"> and </text:span><text:span text:style-name="T9">sshd</text:span><text:span text:style-name="T8">)</text:span></text:p>
                    <text:list>
                      <text:list-item>
                        <text:p><text:span text:style-name="T10">--no-ssh</text:span><text:span text:style-name="T11"> disables </text:span><text:span text:style-name="T10">ssh</text:span><text:span text:style-name="T11"> configuration</text:span></text:p>
                      </text:list-item>
                      <text:list-item>
                        <text:p><text:span text:style-name="T10">--no-sshd</text:span><text:span text:style-name="T11"> disables </text:span><text:span text:style-name="T10">sshd</text:span><text:span text:style-name="T11"> configuration</text:span></text:p>
                      </text:list-item>
                      <text:list-item>
                        <text:p><text:span text:style-name="T10">--ssh-trust-dns</text:span><text:span text:style-name="T11"> configures </text:span><text:span text:style-name="T10">ssh</text:span><text:span text:style-name="T11"> to use DNS SSHFP records to authenticate hosts instead of SSSD (does not work without DNSSEC!)</text:span></text:p>
                      </text:list-item>
                    </text:list>
                  </text:list-item>
                  <text:list-item>
                    <text:p><text:span text:style-name="T8">Store host public keys from </text:span><text:span text:style-name="T9">/etc/ssh</text:span><text:span text:style-name="T8"> in FreeIPA</text:span></text:p>
                    <text:list>
                      <text:list-item>
                        <text:p><text:span text:style-name="T10">--no-dns-sshfp</text:span><text:span text:style-name="T11"> disables automatic update of SSHFP DNS recor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" presentation:presentation-page-layout-name="AL1T1">
        <draw:frame presentation:style-name="pr5" draw:layer="layout" svg:width="23.63cm" svg:height="2.464cm" svg:x="3.094cm" svg:y="0.528cm" presentation:class="title">
          <draw:text-box>
            <text:p>FreeIPA management tools</text:p>
          </draw:text-box>
        </draw:frame>
        <draw:frame presentation:style-name="pr8" draw:layer="layout" svg:width="25.199cm" svg:height="15.758cm" svg:x="1.399cm" svg:y="4.316cm" presentation:class="outline" presentation:user-transformed="true">
          <draw:text-box>
            <text:list text:style-name="L2">
              <text:list-item>
                <text:p>Use <text:span text:style-name="T6">host</text:span> commands to manage host public keys</text:p>
                <text:list>
                  <text:list-item>
                    <text:p>Option <text:span text:style-name="T6">--sshpubkey</text:span> of <text:span text:style-name="T6">host-add</text:span> and <text:span text:style-name="T6">host-mod</text:span></text:p>
                  </text:list-item>
                  <text:list-item>
                    <text:p>Automatic update of SSHFP DNS records with <text:span text:style-name="T6">--updatedns</text:span> flag of <text:span text:style-name="T6">host-add</text:span>, <text:span text:style-name="T6">host-mod</text:span> and <text:span text:style-name="T6">host-del</text:span></text:p>
                  </text:list-item>
                </text:list>
              </text:list-item>
              <text:list-item>
                <text:p>Use <text:span text:style-name="T6">user</text:span> commands to manage user public keys</text:p>
                <text:list>
                  <text:list-item>
                    <text:p>Option <text:span text:style-name="T6">--sshpubkey</text:span> of <text:span text:style-name="T6">user-add</text:span> and <text:span text:style-name="T6">user-mod</text:span></text:p>
                  </text:list-item>
                </text:list>
              </text:list-item>
              <text:list-item>
                <text:p>Public keys in FreeIPA use OpenSSH <text:span text:style-name="T6">authorized_keys</text:span> forma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" presentation:presentation-page-layout-name="AL1T1">
        <draw:frame presentation:style-name="pr5" draw:layer="layout" svg:width="23.63cm" svg:height="2.845cm" svg:x="3.094cm" svg:y="0.338cm" presentation:class="title">
          <draw:text-box>
            <text:p>FreeIPA SSH public key management exampl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a user with multiple SSH public keys:</text:p>
                <text:p><text:span text:style-name="T12">$ ipa user-add user --sshpubkey='ssh-rsa AAAA…' --sshpubkey='ssh-dss AAAA…'</text:span></text:p>
              </text:list-item>
              <text:list-item>
                <text:p>Add new SSH public keys to a host and update DNS:</text:p>
                <text:p><text:span text:style-name="T12">$ ipa host-mod host.example.com --addattr='ipasshpubkey=ssh-rsa AAAA…' --updatedns</text:span></text:p>
                <text:p>(note that you have to use <text:span text:style-name="T6">--addattr</text:span> in order to add new keys without removing the old ones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upstream_5f_slide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FreeIPA installer</text:p>
          </draw:text-box>
        </draw:frame>
        <draw:frame presentation:style-name="pr8" draw:layer="layout" svg:width="25.199cm" svg:height="12.18cm" svg:x="1.399cm" svg:y="4.316cm" presentation:class="outline">
          <draw:text-box>
            <text:list text:style-name="L2">
              <text:list-item>
                <text:p>Check installer log files</text:p>
                <text:list>
                  <text:list-item>
                    <text:p><text:span text:style-name="T6">/var/log/ipaserver-install.log</text:span></text:p>
                  </text:list-item>
                  <text:list-item>
                    <text:p><text:span text:style-name="T6">/var/log/ipaclient-install.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upstream_5f_slide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FreeIPA management tools</text:p>
          </draw:text-box>
        </draw:frame>
        <draw:frame presentation:style-name="pr6" draw:text-style-name="P5" draw:layer="layout" svg:width="25.199cm" svg:height="13.259cm" svg:x="1.4cm" svg:y="4.914cm" presentation:class="outline" presentation:user-transformed="true">
          <draw:text-box>
            <text:list text:style-name="L2">
              <text:list-item>
                <text:p><text:span text:style-name="T8">Check FreeIPA server log</text:span></text:p>
                <text:list>
                  <text:list-item>
                    <text:p><text:span text:style-name="T12">/var/log/httpd/error_log</text:span></text:p>
                  </text:list-item>
                </text:list>
              </text:list-item>
              <text:list-item>
                <text:p><text:span text:style-name="T8">Check LDAP</text:span></text:p>
                <text:list>
                  <text:list-header>
                    <text:p><text:span text:style-name="T12">$ ldapsearch -H ldap://ipaserver.example.com -Y GSSAPI -b &lt;basedn&gt;</text:span></text:p>
                  </text:list-header>
                  <text:list-item>
                    <text:p><text:span text:style-name="T13">For users, &lt;basedn&gt; is </text:span><text:span text:style-name="T12">uid=&lt;username&gt;,cn=users,cn=accounts,dc=example,dc=com</text:span></text:p>
                  </text:list-item>
                  <text:list-item>
                    <text:p><text:span text:style-name="T13">For hosts, &lt;basedn&gt; is</text:span></text:p>
                    <text:p><text:span text:style-name="T12">fqdn=&lt;hostname&gt;,cn=hosts,cn=accounts,dc=example,dc=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upstream_5f_slide" presentation:presentation-page-layout-name="AL1T1">
        <draw:frame presentation:style-name="pr5" draw:layer="layout" svg:width="23.63cm" svg:height="2.464cm" svg:x="3.094cm" svg:y="0.528cm" presentation:class="title">
          <draw:text-box>
            <text:p>More information</text:p>
          </draw:text-box>
        </draw:frame>
        <draw:frame presentation:style-name="pr9" draw:layer="layout" svg:width="25.199cm" svg:height="12.461cm" svg:x="1.399cm" svg:y="4.316cm" presentation:class="outline" presentation:user-transformed="true">
          <draw:text-box>
            <text:list text:style-name="L2">
              <text:list-item>
                <text:p>“SSSD and OpenSSH Integration” slides</text:p>
              </text:list-item>
              <text:list-item>
                <text:p>OpenSSH manual pages</text:p>
                <text:list>
                  <text:list-item>
                    <text:p><text:span text:style-name="T6">sshd(8)</text:span></text:p>
                  </text:list-item>
                </text:list>
              </text:list-item>
              <text:list-item>
                <text:p>FreeIPA management tool help</text:p>
                <text:list>
                  <text:list-item>
                    <text:p><text:span text:style-name="T6">ipa help host</text:span>, <text:span text:style-name="T6">ipa help user</text:span></text:p>
                  </text:list-item>
                </text:list>
              </text:list-item>
              <text:list-item>
                <text:p>FreeIPA manual pages</text:p>
                <text:list>
                  <text:list-item>
                    <text:p><text:span text:style-name="T6">ipa-server-install(1)</text:span>, <text:span text:style-name="T6">ipa‑client‑install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reeipa_5f_upstream_5f_slide-background" style:display-name="freeipa_upstream_slide-background" style:family="presentation">
      <style:graphic-properties draw:stroke="none" draw:fill="none"/>
      <style:text-properties style:letter-kerning="true"/>
    </style:style>
    <style:style style:name="freeipa_5f_upstream_5f_slide-backgroundobjects" style:display-name="freeipa_upstream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-notes" style:display-name="freeipa_upstream_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-outline1" style:display-name="freeipa_upstream_slide-outline1" style:family="presentation">
      <style:graphic-properties draw:stroke="none" draw:fill="none" draw:auto-grow-height="false" draw:fit-to-size="shrink-to-fit">
        <text:list-style style:name="freeipa_5f_upstream_5f_slide-outline1" style:display-name="freeipa_upstream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-outline2" style:display-name="freeipa_upstream_slide-outline2" style:family="presentation" style:parent-style-name="freeipa_5f_upstream_5f_slid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-outline3" style:display-name="freeipa_upstream_slide-outline3" style:family="presentation" style:parent-style-name="freeipa_5f_upstream_5f_slid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-outline4" style:display-name="freeipa_upstream_slide-outline4" style:family="presentation" style:parent-style-name="freeipa_5f_upstream_5f_slid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-outline5" style:display-name="freeipa_upstream_slide-outline5" style:family="presentation" style:parent-style-name="freeipa_5f_upstream_5f_slid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-outline6" style:display-name="freeipa_upstream_slide-outline6" style:family="presentation" style:parent-style-name="freeipa_5f_upstream_5f_slid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-outline7" style:display-name="freeipa_upstream_slide-outline7" style:family="presentation" style:parent-style-name="freeipa_5f_upstream_5f_slid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-outline8" style:display-name="freeipa_upstream_slide-outline8" style:family="presentation" style:parent-style-name="freeipa_5f_upstream_5f_slid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-outline9" style:display-name="freeipa_upstream_slide-outline9" style:family="presentation" style:parent-style-name="freeipa_5f_upstream_5f_slid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-subtitle" style:display-name="freeipa_upstream_slide-subtitle" style:family="presentation">
      <style:graphic-properties draw:stroke="none" draw:fill="none" draw:textarea-vertical-align="middle">
        <text:list-style style:name="freeipa_5f_upstream_5f_slide-subtitle" style:display-name="freeipa_upstream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-title" style:display-name="freeipa_upstream_slide-title" style:family="presentation">
      <style:graphic-properties draw:stroke="none" draw:fill="none" draw:textarea-vertical-align="middle">
        <text:list-style style:name="freeipa_5f_upstream_5f_slide-title" style:display-name="freeipa_upstream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" style:display-name="freeipa_upstream_slide" style:page-layout-name="PM1" draw:style-name="Mdp1">
      <office:forms form:automatic-focus="false" form:apply-design-mode="false"/>
      <draw:frame presentation:style-name="freeipa_5f_upstream_5f_slide-outline1" draw:layer="backgroundobjects" svg:width="25.199cm" svg:height="12.18cm" svg:x="1.399cm" svg:y="4.316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-title" draw:layer="backgroundobjects" svg:width="0.001cm" svg:height="0.001cm" svg:x="0cm" svg:y="2.123cm" presentation:class="page"/>
        <draw:frame presentation:style-name="freeipa_5f_upstream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115</meta:editing-cycles>
    <meta:editing-duration>P3DT7H29M22S</meta:editing-duration>
    <meta:initial-creator>Brian Gollaher</meta:initial-creator>
    <dc:date>2013-06-05T09:22:02</dc:date>
    <dc:creator>Martin Kosek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